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8DE1ADD72F8BDCB2.png" manifest:media-type="image/png"/>
  <manifest:file-entry manifest:full-path="Pictures/100002010000026D0000019E8EBCD70F21768B05.png" manifest:media-type="image/png"/>
  <manifest:file-entry manifest:full-path="Pictures/100000000000023B000001AF1BF6CDF64D6F1D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df5dc" draw:textarea-horizontal-align="justify" draw:textarea-vertical-align="middle" draw:auto-grow-height="false" fo:min-height="18.75cm" fo:min-width="27.2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ababa" draw:textarea-horizontal-align="justify" draw:textarea-vertical-align="middle" draw:auto-grow-height="false" fo:min-height="10.67cm" fo:min-width="18.42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2cm, 0.163cm, 9.996cm, 0.163cm)" draw:image-opacity="100%" style:mirror="none"/>
    </style:style>
    <style:style style:name="gr4" style:family="graphic" style:parent-style-name="standard">
      <style:graphic-properties svg:stroke-color="#1c1c1c" draw:fill-color="#b2b2b2" draw:textarea-horizontal-align="justify" draw:textarea-vertical-align="middle" draw:auto-grow-height="false" fo:min-height="0.65cm" fo:min-width="27.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svg:stroke-width="0.081cm" svg:stroke-color="#191919" draw:marker-start-width="0.321cm" draw:marker-end-width="0.321cm" draw:fill-color="#a5a5a5" draw:opacity="92%" draw:textarea-horizontal-align="justify" draw:textarea-vertical-align="middle" draw:auto-grow-height="false" fo:min-height="0.67cm" fo:min-width="3.42cm" fo:padding-top="0.165cm" fo:padding-bottom="0.165cm" fo:padding-left="0.29cm" fo:padding-right="0.29cm"/>
    </style:style>
    <style:style style:name="gr8" style:family="graphic" style:parent-style-name="standard">
      <style:graphic-properties svg:stroke-color="#191919" draw:fill-color="#ffffff" draw:textarea-horizontal-align="justify" draw:textarea-vertical-align="middle" draw:auto-grow-height="false" fo:min-height="0.35cm" fo:min-width="22.3cm"/>
    </style:style>
    <style:style style:name="gr9" style:family="graphic" style:parent-style-name="standard">
      <style:graphic-properties svg:stroke-width="0.081cm" svg:stroke-color="#191919" draw:marker-start-width="0.321cm" draw:marker-end-width="0.321cm" draw:fill-color="#e8e8e8" draw:textarea-horizontal-align="justify" draw:textarea-vertical-align="middle" draw:auto-grow-height="false" fo:min-height="1.476cm" fo:min-width="5.22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91919" draw:marker-start-width="0.321cm" draw:marker-end-width="0.321cm" draw:fill-color="#e8e8e8" draw:textarea-horizontal-align="justify" draw:textarea-vertical-align="middle" draw:auto-grow-height="false" fo:min-height="1.476cm" fo:min-width="5.248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.5cm, 0.4cm, 0.303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df5dc"/>
      <style:paragraph-properties fo:text-align="center"/>
    </style:style>
    <style:style style:name="P2" style:family="paragraph">
      <loext:graphic-properties draw:fill-color="#babab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a5a5a5" draw:opacity="92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e8e8e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1cm" svg:x="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7.7cm" svg:height="2.399cm" svg:x="1cm" svg:y="1cm">
          <draw:image xlink:href="Pictures/100000000000023B000001AF1BF6CDF64D6F1DA2.png" xlink:type="simple" xlink:show="embed" xlink:actuate="onLoad">
            <text:p/>
          </draw:image>
        </draw:frame>
        <draw:custom-shape draw:style-name="gr4" draw:text-style-name="P5" draw:layer="layout" svg:width="27.7cm" svg:height="0.9cm" svg:x="1cm" svg:y="1cm">
          <text:p text:style-name="P4">Brow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8cm" svg:y1="1.7cm" svg:x2="28.6cm" svg:y2="1.1cm">
          <text:p/>
        </draw:line>
        <draw:line draw:style-name="gr5" draw:text-style-name="P3" draw:layer="layout" svg:x1="28.6cm" svg:y1="1.7cm" svg:x2="28cm" svg:y2="1.1cm">
          <text:p/>
        </draw:line>
        <draw:line draw:style-name="gr5" draw:text-style-name="P3" draw:layer="layout" svg:x1="16cm" svg:y1="5cm" svg:x2="16cm" svg:y2="16cm">
          <text:p/>
        </draw:line>
        <draw:frame draw:style-name="gr6" draw:text-style-name="P6" draw:layer="layout" svg:width="2.8cm" svg:height="0.954cm" svg:x="16cm" svg:y="5.046cm">
          <draw:text-box>
            <text:p>Legend:</text:p>
          </draw:text-box>
        </draw:frame>
        <draw:custom-shape draw:style-name="gr7" draw:text-style-name="P7" draw:layer="layout" svg:width="4cm" svg:height="1cm" svg:x="23cm" svg:y="6cm">
          <text:p text:style-name="P4">Scenario 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cm" svg:x="23cm" svg:y="8cm">
          <text:p text:style-name="P4">Scenario 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cm" svg:x="23cm" svg:y="10cm">
          <text:p text:style-name="P4">Scenario 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cm" svg:x="23cm" svg:y="12cm">
          <text:p text:style-name="P4">Scenario 4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cm" svg:x="23cm" svg:y="14cm">
          <text:p text:style-name="P4">Scenario 5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2.8cm" svg:height="0.6cm" svg:x="5.4cm" svg:y="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cm" svg:height="2cm" svg:x="2cm" svg:y="17cm">
          <text:p text:style-name="P4">Altitude (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.022cm" svg:height="2cm" svg:x="9.978cm" svg:y="16.974cm">
          <text:p text:style-name="P4">Temperature (°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cm" svg:height="2cm" svg:x="18cm" svg:y="17cm">
          <text:p text:style-name="P4">Speed (km/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14cm" svg:height="11cm" svg:x="2cm" svg:y="5cm">
          <draw:image xlink:href="Pictures/100002010000026D0000019E8EBCD70F21768B05.png" xlink:type="simple" xlink:show="embed" xlink:actuate="onLoad">
            <text:p/>
          </draw:image>
        </draw:frame>
        <draw:frame draw:style-name="gr12" draw:text-style-name="P4" draw:layer="layout" svg:width="5cm" svg:height="4.937cm" svg:x="16cm" svg:y="11.063cm">
          <draw:image xlink:href="Pictures/100002010000012C0000012C8DE1ADD72F8BDCB2.png" xlink:type="simple" xlink:show="embed" xlink:actuate="onLoad">
            <text:p/>
          </draw:image>
        </draw:frame>
        <draw:line draw:style-name="gr13" draw:text-style-name="P3" draw:layer="layout" svg:x1="21.1cm" svg:y1="11cm" svg:x2="16cm" svg:y2="11cm">
          <text:p/>
        </draw:line>
        <draw:line draw:style-name="gr5" draw:text-style-name="P3" draw:layer="layout" svg:x1="16cm" svg:y1="10.9cm" svg:x2="16cm" svg:y2="16.1cm">
          <text:p/>
        </draw:line>
        <draw:line draw:style-name="gr14" draw:text-style-name="P3" draw:layer="layout" svg:x1="16cm" svg:y1="13.5cm" svg:x2="21cm" svg:y2="13.5cm">
          <text:p/>
        </draw:line>
        <draw:line draw:style-name="gr5" draw:text-style-name="P3" draw:layer="layout" svg:x1="18.5cm" svg:y1="11cm" svg:x2="18.5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5:11:34.937054848</meta:creation-date>
    <dc:date>2018-10-26T16:07:09.627696817</dc:date>
    <meta:editing-duration>PT2H8M22S</meta:editing-duration>
    <meta:editing-cycles>11</meta:editing-cycles>
    <meta:generator>LibreOffice/5.3.6.1$Linux_X86_64 LibreOffice_project/30$Build-1</meta:generator>
    <meta:document-statistic meta:object-count="23"/>
  </office:meta>
</office:document-meta>
</file>